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3cm" svg:stroke-color="#000000" draw:marker-start-width="0.35cm" draw:marker-end-width="0.35cm" draw:fill="solid" draw:fill-color="#579d1c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10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gr11" style:family="graphic" style:parent-style-name="standard">
      <style:graphic-properties svg:stroke-width="0.03cm" svg:stroke-color="#000000" draw:marker-start-width="0.35cm" draw:marker-end-width="0.35cm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svg:stroke-width="0.03cm" svg:stroke-color="#000000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2" style:family="paragraph">
      <style:paragraph-properties fo:margin-left="0cm" fo:margin-right="0cm" fo:text-indent="0cm"/>
      <style:text-properties style:font-name="Hack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Hack" fo:font-size="12pt" style:font-size-asian="18pt" style:font-size-complex="18pt"/>
    </style:style>
    <style:style style:name="P4" style:family="paragraph">
      <style:paragraph-properties fo:margin-left="0cm" fo:margin-right="0cm" fo:text-align="center" fo:text-indent="0cm"/>
      <style:text-properties style:font-name="Hack"/>
    </style:style>
    <style:style style:name="P5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Hack" fo:font-size="12pt" fo:font-weight="bold" style:font-size-asian="18pt" style:font-size-complex="18pt"/>
    </style:style>
    <style:style style:name="P6" style:family="paragraph">
      <loext:graphic-properties draw:fill="solid" draw:fill-color="#ffd320"/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7" style:family="paragraph">
      <loext:graphic-properties draw:fill="solid" draw:fill-color="#ffffff"/>
      <style:paragraph-properties fo:margin-left="0cm" fo:margin-right="0cm" fo:text-align="center" fo:text-indent="0cm"/>
      <style:text-properties style:font-name="Hack" fo:font-size="12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color="#ffffff" style:font-name="Hack"/>
    </style:style>
    <style:style style:name="P9" style:family="paragraph">
      <loext:graphic-properties draw:fill="solid" draw:fill-color="#579d1c"/>
      <style:paragraph-properties fo:margin-left="0cm" fo:margin-right="0cm" fo:text-align="center" fo:text-indent="0cm"/>
      <style:text-properties fo:color="#ffffff" style:font-name="Hack" fo:font-size="12pt" style:font-size-asian="18pt" style:font-size-complex="18pt"/>
    </style:style>
    <style:style style:name="P10" style:family="paragraph">
      <loext:graphic-properties draw:fill="solid" draw:fill-color="#ffffff"/>
      <style:paragraph-properties fo:margin-left="0cm" fo:margin-right="0cm" fo:text-align="center" fo:text-indent="0cm"/>
      <style:text-properties style:font-name="Hack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="solid" draw:fill-color="#ffffff"/>
      <style:paragraph-properties fo:margin-left="0cm" fo:margin-right="0cm" fo:text-align="center" fo:text-indent="0cm"/>
      <style:text-properties style:font-name="Hack" fo:font-size="10pt" style:font-size-asian="10pt" style:font-size-complex="10pt"/>
    </style:style>
    <style:style style:name="P12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Hack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solid" draw:fill-color="#ff420e"/>
      <style:paragraph-properties fo:margin-left="0cm" fo:margin-right="0cm" fo:text-align="center" fo:text-indent="0cm"/>
      <style:text-properties fo:color="#000000" style:font-name="Hack" fo:font-size="12pt" style:font-size-asian="18pt" style:font-size-complex="18pt"/>
    </style:style>
    <style:style style:name="P14" style:family="paragraph">
      <loext:graphic-properties draw:fill="solid" draw:fill-color="#ffd320"/>
      <style:paragraph-properties fo:margin-left="0cm" fo:margin-right="0cm" fo:text-align="center" fo:text-indent="0cm"/>
      <style:text-properties style:font-name="Hack" fo:font-size="9pt" fo:font-weight="bold" style:font-size-asian="9pt" style:font-weight-asian="bold" style:font-size-complex="9pt" style:font-weight-complex="bold"/>
    </style:style>
    <style:style style:name="P15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Hack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ffff" fo:font-size="12pt" fo:font-weight="bold" style:font-size-asian="18pt" style:font-size-complex="18pt"/>
    </style:style>
    <style:style style:name="T3" style:family="text">
      <style:text-properties fo:color="#ffffff" fo:font-size="12pt" style:font-size-asian="18pt" style:font-size-complex="18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2pt" style:font-size-asian="18pt" style:font-size-complex="18pt"/>
    </style:style>
    <style:style style:name="T8" style:family="text">
      <style:text-properties fo:color="#ffffff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6cm" svg:y1="0.9cm" svg:x2="16.6cm" svg:y2="0.9cm">
          <text:p/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8cm" svg:height="0.7cm" svg:x="0.6cm" svg:y="1.3cm">
          <text:p text:style-name="P4"><text:span text:style-name="T2">source port</text:span></text:p>
        </draw:rect>
        <draw:rect draw:style-name="gr4" draw:text-style-name="P5" draw:layer="layout" svg:width="8cm" svg:height="0.7cm" svg:x="8.6cm" svg:y="1.3cm">
          <text:p text:style-name="P4"><text:span text:style-name="T2">Destination port</text:span></text:p>
        </draw:rect>
        <draw:rect draw:style-name="gr5" draw:text-style-name="P6" draw:layer="layout" svg:width="12cm" svg:height="0.7cm" svg:x="0.6cm" svg:y="4.8cm">
          <text:p text:style-name="P4"><text:span text:style-name="T1">options</text:span></text:p>
        </draw:rect>
        <draw:rect draw:style-name="gr6" draw:text-style-name="P7" draw:layer="layout" svg:width="4cm" svg:height="0.7cm" svg:x="12.6cm" svg:y="4.8cm">
          <text:p text:style-name="P4"><text:span text:style-name="T1">padding</text:span></text:p>
        </draw:rect>
        <draw:rect draw:style-name="gr7" draw:text-style-name="P9" draw:layer="layout" svg:width="8cm" svg:height="0.7cm" svg:x="0.6cm" svg:y="4.1cm">
          <text:p text:style-name="P8"><text:span text:style-name="T3">checksum</text:span></text:p>
        </draw:rect>
        <draw:rect draw:style-name="gr6" draw:text-style-name="P7" draw:layer="layout" svg:width="8cm" svg:height="0.7cm" svg:x="8.6cm" svg:y="3.4cm">
          <text:p text:style-name="P4"><text:span text:style-name="T1">window</text:span></text:p>
        </draw:rect>
        <draw:rect draw:style-name="gr6" draw:text-style-name="P10" draw:layer="layout" svg:width="0.699cm" svg:height="0.499cm" draw:transform="rotate (1.57219259019649) translate (8.1cm 4.1cm)">
          <text:p text:style-name="P4"><text:span text:style-name="T4">FIN</text:span></text:p>
        </draw:rect>
        <draw:rect draw:style-name="gr6" draw:text-style-name="P7" draw:layer="layout" svg:width="8cm" svg:height="0.7cm" svg:x="8.6cm" svg:y="4.1cm">
          <text:p text:style-name="P4"><text:span text:style-name="T1">urgent pointer</text:span></text:p>
        </draw:rect>
        <draw:rect draw:style-name="gr6" draw:text-style-name="P11" draw:layer="layout" svg:width="2cm" svg:height="0.7cm" svg:x="0.6cm" svg:y="3.4cm">
          <text:p text:style-name="P4"><text:span text:style-name="T5">data</text:span></text:p>
          <text:p text:style-name="P4"><text:span text:style-name="T5">offset</text:span></text:p>
        </draw:rect>
        <draw:rect draw:style-name="gr6" draw:text-style-name="P7" draw:layer="layout" svg:width="3cm" svg:height="0.7cm" svg:x="2.6cm" svg:y="3.4cm">
          <text:p text:style-name="P4"><text:span text:style-name="T1">reserved</text:span></text:p>
        </draw:rect>
        <draw:frame draw:style-name="gr8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9" draw:text-style-name="P3" draw:layer="layout" svg:width="1.182cm" svg:height="0.944cm" svg:x="15.818cm" svg:y="0.25cm">
          <draw:text-box>
            <text:p text:style-name="P2"><text:span text:style-name="T1">31</text:span></text:p>
          </draw:text-box>
        </draw:frame>
        <draw:rect draw:style-name="gr10" draw:text-style-name="P12" draw:layer="layout" svg:width="16cm" svg:height="2.5cm" svg:x="0.6cm" svg:y="5.5cm">
          <text:p text:style-name="P4"><text:span text:style-name="T6">data</text:span></text:p>
        </draw:rect>
        <draw:rect draw:style-name="gr11" draw:text-style-name="P13" draw:layer="layout" svg:width="16cm" svg:height="0.7cm" svg:x="0.6cm" svg:y="2cm">
          <text:p text:style-name="P4"><text:span text:style-name="T7">sequence number</text:span></text:p>
        </draw:rect>
        <draw:rect draw:style-name="gr11" draw:text-style-name="P13" draw:layer="layout" svg:width="16cm" svg:height="0.7cm" svg:x="0.6cm" svg:y="2.7cm">
          <text:p text:style-name="P4"><text:span text:style-name="T7">acknowledgement number</text:span></text:p>
        </draw:rect>
        <draw:rect draw:style-name="gr5" draw:text-style-name="P14" draw:layer="layout" svg:width="0.699cm" svg:height="0.499cm" draw:transform="rotate (1.57219259019649) translate (7.601cm 4.101cm)">
          <text:p text:style-name="P4"><text:span text:style-name="T4">SYN</text:span></text:p>
        </draw:rect>
        <draw:rect draw:style-name="gr12" draw:text-style-name="P15" draw:layer="layout" svg:width="0.699cm" svg:height="0.499cm" draw:transform="rotate (1.57219259019649) translate (7.102cm 4.102cm)">
          <text:p text:style-name="P4"><text:span text:style-name="T8">RST</text:span></text:p>
        </draw:rect>
        <draw:rect draw:style-name="gr6" draw:text-style-name="P10" draw:layer="layout" svg:width="0.699cm" svg:height="0.499cm" draw:transform="rotate (1.57219259019649) translate (6.601cm 4.101cm)">
          <text:p text:style-name="P4"><text:span text:style-name="T4">PSH</text:span></text:p>
        </draw:rect>
        <draw:rect draw:style-name="gr5" draw:text-style-name="P14" draw:layer="layout" svg:width="0.699cm" svg:height="0.499cm" draw:transform="rotate (1.57219259019649) translate (6.103cm 4.103cm)">
          <text:p text:style-name="P4"><text:span text:style-name="T4">ACK</text:span></text:p>
        </draw:rect>
        <draw:rect draw:style-name="gr6" draw:text-style-name="P10" draw:layer="layout" svg:width="0.699cm" svg:height="0.499cm" draw:transform="rotate (1.57219259019649) translate (5.602cm 4.102cm)">
          <text:p text:style-name="P4"><text:span text:style-name="T4">URG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3" fo:font-family="'DejaVu Sans Mono'" style:font-style-name="Book" style:font-family-generic="swiss" style:font-pitch="fixed" fo:font-size="1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6-03-20T21:53:33</meta:creation-date>
    <dc:date>2017-02-14T18:11:11.204739595</dc:date>
    <dc:language>fr-FR</dc:language>
    <meta:editing-cycles>18</meta:editing-cycles>
    <meta:editing-duration>PT2H3M3S</meta:editing-duration>
    <dc:creator>Philippe Latu</dc:creator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